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A00000250540AE7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6.271cm" svg:y="0.111cm" svg:width="20.613cm" svg:height="13.758cm" draw:z-index="0"><draw:image xlink:href="Pictures/100000000000038A00000250540AE7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a Bakalarczyk</meta:initial-creator>
    <meta:creation-date>2017-02-28T12:18:09.52</meta:creation-date>
    <meta:document-statistic meta:table-count="0" meta:image-count="1" meta:object-count="0" meta:page-count="1" meta:paragraph-count="0" meta:word-count="0" meta:character-count="0"/>
    <dc:date>2017-02-28T12:22:50.04</dc:date>
    <dc:creator>Amanda Bakalarczyk</dc:creator>
    <meta:editing-duration>PT4M41S</meta:editing-duration>
    <meta:editing-cycles>1</meta:editing-cycles>
    <meta:generator>OpenOffice/4.1.3$Win32 OpenOffice.org_project/413m1$Build-9783</meta:generator>
  </office:meta>
</office:document-meta>
</file>